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able_20_Contents">
      <style:text-properties style:font-name="Liberation Mono" fo:font-size="10pt" style:font-size-asian="8.75pt" style:font-size-complex="10pt"/>
    </style:style>
    <style:style style:name="P2" style:family="paragraph" style:parent-style-name="Text_20_body">
      <style:text-properties fo:font-size="12pt" officeooo:rsid="01398105" officeooo:paragraph-rsid="01398105" style:font-size-asian="12pt" style:font-size-complex="12pt"/>
    </style:style>
    <style:style style:name="P3" style:family="paragraph" style:parent-style-name="Text_20_body">
      <style:text-properties fo:font-size="12pt" officeooo:rsid="013cf58c" officeooo:paragraph-rsid="013cf58c" style:font-size-asian="12pt" style:font-size-complex="12pt"/>
    </style:style>
    <style:style style:name="P4" style:family="paragraph" style:parent-style-name="Text_20_body">
      <style:text-properties fo:font-size="12pt" officeooo:rsid="013cf58c" officeooo:paragraph-rsid="013d2ffe" style:font-size-asian="12pt" style:font-size-complex="12pt"/>
    </style:style>
    <style:style style:name="P5" style:family="paragraph" style:parent-style-name="Text_20_body">
      <style:text-properties fo:font-size="12pt" officeooo:rsid="013d2ffe" officeooo:paragraph-rsid="013d3e9a" style:font-size-asian="12pt" style:font-size-complex="12pt"/>
    </style:style>
    <style:style style:name="P6" style:family="paragraph" style:parent-style-name="Text_20_body">
      <style:text-properties fo:font-size="12pt" officeooo:rsid="013e37c2" officeooo:paragraph-rsid="013e37c2" style:font-size-asian="12pt" style:font-size-complex="12pt"/>
    </style:style>
    <style:style style:name="P7" style:family="paragraph" style:parent-style-name="Text_20_body">
      <style:text-properties officeooo:rsid="013f3a97" officeooo:paragraph-rsid="013f3a97"/>
    </style:style>
    <style:style style:name="P8" style:family="paragraph" style:parent-style-name="Text_20_body">
      <style:text-properties style:font-name="Liberation Serif" fo:font-size="12pt" officeooo:rsid="01398105" officeooo:paragraph-rsid="01398105" style:font-size-asian="10.5pt" style:font-size-complex="12pt"/>
    </style:style>
    <style:style style:name="P9" style:family="paragraph" style:parent-style-name="Text_20_body">
      <style:text-properties style:font-name="Liberation Serif" fo:font-size="12pt" officeooo:rsid="01398105" officeooo:paragraph-rsid="014269b5" style:font-size-asian="10.5pt" style:font-size-complex="12pt"/>
    </style:style>
    <style:style style:name="P10" style:family="paragraph" style:parent-style-name="Text_20_body">
      <style:text-properties style:font-name="Liberation Serif" fo:font-size="12pt" officeooo:rsid="013ca36b" officeooo:paragraph-rsid="013ca36b" style:font-size-asian="10.5pt" style:font-size-complex="12pt"/>
    </style:style>
    <style:style style:name="P11" style:family="paragraph" style:parent-style-name="Text_20_body">
      <style:text-properties style:font-name="Liberation Serif" fo:font-size="12pt" officeooo:rsid="013cf58c" officeooo:paragraph-rsid="013d2ffe" style:font-size-asian="10.5pt" style:font-size-complex="12pt"/>
    </style:style>
    <style:style style:name="P12" style:family="paragraph" style:parent-style-name="Text_20_body">
      <style:text-properties style:font-name="Liberation Serif" fo:font-size="12pt" officeooo:rsid="013d2ffe" officeooo:paragraph-rsid="013cf58c" style:font-size-asian="10.5pt" style:font-size-complex="12pt"/>
    </style:style>
    <style:style style:name="P13" style:family="paragraph" style:parent-style-name="Text_20_body">
      <style:text-properties style:font-name="Liberation Serif" fo:font-size="12pt" officeooo:rsid="013d3e9a" officeooo:paragraph-rsid="013d3e9a" style:font-size-asian="10.5pt" style:font-size-complex="12pt"/>
    </style:style>
    <style:style style:name="P14" style:family="paragraph" style:parent-style-name="Text_20_body">
      <style:text-properties style:font-name="Liberation Serif" fo:font-size="12pt" officeooo:rsid="013e37c2" officeooo:paragraph-rsid="013e37c2" style:font-size-asian="10.5pt" style:font-size-complex="12pt"/>
    </style:style>
    <style:style style:name="P15" style:family="paragraph" style:parent-style-name="Text_20_body">
      <style:text-properties style:font-name="Liberation Serif" officeooo:rsid="013f3a97" officeooo:paragraph-rsid="013f3a97" style:font-size-asian="10.5pt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Heading_20_1">
      <style:text-properties style:font-name="Liberation Serif" fo:font-size="16pt" officeooo:rsid="002fd4f2" officeooo:paragraph-rsid="002fd4f2" style:font-size-asian="16pt" style:font-size-complex="16pt"/>
    </style:style>
    <style:style style:name="P18" style:family="paragraph" style:parent-style-name="Heading_20_3">
      <style:text-properties style:font-name="Liberation Serif" officeooo:rsid="013ee73d" style:font-size-asian="10.5pt"/>
    </style:style>
    <style:style style:name="P19" style:family="paragraph" style:parent-style-name="Heading_20_2">
      <style:text-properties style:font-name="Liberation Serif" fo:font-size="12pt" officeooo:rsid="01398105" officeooo:paragraph-rsid="01398105" style:font-size-asian="10.5pt" style:font-size-complex="12pt"/>
    </style:style>
    <style:style style:name="T1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fo:font-weight="bold" officeooo:rsid="01398105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fo:font-weight="bold" officeooo:rsid="013b4520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style:font-size-asian="10.5pt"/>
    </style:style>
    <style:style style:name="T6" style:family="text">
      <style:text-properties style:font-name="Liberation Serif" officeooo:rsid="0112f975" style:font-size-asian="10.5pt"/>
    </style:style>
    <style:style style:name="T7" style:family="text">
      <style:text-properties style:font-name="Liberation Serif" officeooo:rsid="013d2ffe" style:font-size-asian="10.5pt"/>
    </style:style>
    <style:style style:name="T8" style:family="text">
      <style:text-properties style:font-name="Liberation Serif" officeooo:rsid="013d3e9a" style:font-size-asian="10.5pt"/>
    </style:style>
    <style:style style:name="T9" style:family="text">
      <style:text-properties style:font-name="Liberation Serif" officeooo:rsid="013ee73d" style:font-size-asian="10.5pt"/>
    </style:style>
    <style:style style:name="T10" style:family="text">
      <style:text-properties style:font-name="Liberation Serif" fo:font-size="14pt" style:font-size-asian="14pt" style:font-size-complex="14pt"/>
    </style:style>
    <style:style style:name="T11" style:family="text">
      <style:text-properties officeooo:rsid="00a27f03"/>
    </style:style>
    <style:style style:name="T12" style:family="text">
      <style:text-properties style:font-name="Liberation Mono" fo:font-size="10pt" style:font-size-asian="10pt" style:font-size-complex="10pt"/>
    </style:style>
    <style:style style:name="T13" style:family="text">
      <style:text-properties style:font-name="Liberation Mono" fo:font-size="10pt" officeooo:rsid="013d2ffe" style:font-size-asian="10pt" style:font-size-complex="10pt"/>
    </style:style>
    <style:style style:name="T14" style:family="text">
      <style:text-properties style:font-name="Liberation Mono" fo:font-size="10pt" officeooo:rsid="013cf58c" style:font-size-asian="10pt" style:font-size-complex="10pt"/>
    </style:style>
    <style:style style:name="T15" style:family="text">
      <style:text-properties style:font-name="Liberation Mono" fo:font-size="10pt" officeooo:rsid="013d3e9a" style:font-size-asian="10pt" style:font-size-complex="1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13e37c2" style:font-weight-asian="bold" style:font-weight-complex="bold"/>
    </style:style>
    <style:style style:name="T18" style:family="text">
      <style:text-properties officeooo:rsid="014269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CST<text:span text:style-name="T11">0006</text:span> – Answer Sheet for LAB04</text:h>
      <text:p text:style-name="P16"/>
      <text:p text:style-name="Standard"><text:span text:style-name="T17">FULL </text:span><text:span text:style-name="T16">NAME</text:span>: </text:p>
      <text:p text:style-name="Standard"/>
      <text:p text:style-name="Standard"><text:span text:style-name="T2">S</text:span><text:span text:style-name="T1">TUDENT </text:span><text:span text:style-name="T3">#</text:span><text:span text:style-name="T4">:</text:span><text:span text:style-name="T10"> </text:span></text:p>
      <text:h text:style-name="P19" text:outline-level="2"/>
      <text:p text:style-name="P2"><text:span text:style-name="T6">1.</text:span><text:span text:style-name="T5">a</text:span><text:span text:style-name="T6">. </text:span><text:span text:style-name="T5">What is the difference in the output from example 1 and example 2?</text:span></text:p>
      <text:p text:style-name="P8"/>
      <text:p text:style-name="P9">1.b. Why do you think that is?</text:p>
      <text:p text:style-name="P8"/>
      <text:p text:style-name="P8">2.a. What was the difference in the output from the previous two examples?</text:p>
      <text:p text:style-name="P8"/>
      <text:p text:style-name="P9">2.b. <text:span text:style-name="T18">Go to Plugins &gt; Source Code Formatter (AStyle), what happened?</text:span></text:p>
      <text:p text:style-name="P8"/>
      <text:p text:style-name="P10">3.a. How does the output compare to the previous code you ran in questions 1 and 2?</text:p>
      <text:p text:style-name="P10"/>
      <text:p text:style-name="P10">3.b. Remove the indentation before the print statement, what happened when you ran it?</text:p>
      <text:p text:style-name="P10"/>
      <text:p text:style-name="P4"><text:span text:style-name="T5">4.a. Change the </text:span><text:span text:style-name="T12">"\n"</text:span><text:span text:style-name="T5"> to a </text:span><text:span text:style-name="T12">"\t"</text:span><text:span text:style-name="T5"> (escape sequence for tab) and rerun the program, what happened?</text:span></text:p>
      <text:p text:style-name="P11"/>
      <text:p text:style-name="P4"><text:span text:style-name="T5">4.b. </text:span><text:span text:style-name="T7">Now, r</text:span><text:span text:style-name="T5">emove the </text:span><text:span text:style-name="T12">"\</text:span><text:span text:style-name="T13">t</text:span><text:span text:style-name="T12">"</text:span><text:span text:style-name="T5"> and rerun the program, what happened?</text:span></text:p>
      <text:p text:style-name="P11"/>
      <text:p text:style-name="P3"><text:span text:style-name="T5">4.c. </text:span><text:span text:style-name="T7">Change the quotes to this: </text:span><text:span text:style-name="T13">"Number \t\t%d\n"</text:span><text:span text:style-name="T7"> and rerun the program, what happened?</text:span></text:p>
      <text:p text:style-name="P12"/>
      <text:p text:style-name="P5"><text:span text:style-name="T5">4.d. </text:span><text:span text:style-name="T8">Now change each </text:span><text:span text:style-name="T14">"\t"</text:span><text:span text:style-name="T8"> to </text:span><text:span text:style-name="T14">"\</text:span><text:span text:style-name="T15">b</text:span><text:span text:style-name="T14">"</text:span><text:span text:style-name="T8"> and rerun the program, what do you think </text:span><text:span text:style-name="T14">"\</text:span><text:span text:style-name="T15">b</text:span><text:span text:style-name="T14">"</text:span><text:span text:style-name="T8"> means?</text:span></text:p>
      <text:p text:style-name="P13"/>
      <text:p text:style-name="P6"><text:span text:style-name="T8">5.</text:span><text:span text:style-name="T5">a. What happened when you used the tab key after changing the spacing?</text:span></text:p>
      <text:p text:style-name="P14"/>
      <text:p text:style-name="P14">5.b. Try changing the spacing again to a larger number. <text:s/>How many spaces did you try?</text:p>
      <text:h text:style-name="P18" text:outline-level="3"><text:soft-page-break/>Semantics solutions</text:h>
      <text:p text:style-name="P7"><text:span text:style-name="T9">H</text:span><text:span text:style-name="T5">int: <text:s/>To make your code use proper indentation spacing, change the font of your code to a mono-spaced font.</text:span></text:p>
      <text:p text:style-name="P15"/>
      <text:p text:style-name="P6"><text:span text:style-name="T5">1. </text:span><text:span text:style-name="T9">Copy and paste your C code here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4"/>
      <text:p text:style-name="P6"><text:span text:style-name="T5">2. </text:span><text:span text:style-name="T9">Copy and paste your Python code her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shadow="none" style:writing-mode="pag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style:page-number="auto" fo:background-color="transparent" style:shadow="none" style:writing-mode="page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style:font-name="Liberation Serif1" fo:font-family="'Liberation Serif'" style:font-style-name="Bold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ource Han Sans CN Regular" style:font-family-asian="'Source Han Sans CN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$Build-2</meta:generator>
    <dc:date>2018-02-15T11:16:17.573666210</dc:date>
    <meta:editing-duration>P4DT23H35M29S</meta:editing-duration>
    <meta:editing-cycles>87</meta:editing-cycles>
    <dc:creator>Cory Hilliard</dc:creator>
    <meta:document-statistic meta:table-count="2" meta:image-count="0" meta:object-count="0" meta:page-count="2" meta:paragraph-count="19" meta:word-count="210" meta:character-count="1152" meta:non-whitespace-character-count="956"/>
  </office:meta>
</office:document-meta>
</file>